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pt" svg:height="255.23pt" svg:x="534.33pt" svg:y="9.01pt">
            <loext:p draw:notify-on-update-of-ranges="Sheet1.A2:Sheet1.A31 Sheet1.E1:Sheet1.E1 Sheet1.E2:Sheet1.E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pt" svg:height="255.23pt" svg:x="533.57pt" svg:y="254.49pt">
            <loext:p draw:notify-on-update-of-ranges="Sheet1.B2:Sheet1.B31 Sheet1.E1:Sheet1.E1 Sheet1.E2:Sheet1.E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4pt" svg:height="255.23pt" svg:x="987.56pt" svg:y="10.52pt">
            <loext:p draw:notify-on-update-of-ranges="Sheet1.C2:Sheet1.C31 Sheet1.E1:Sheet1.E1 Sheet1.E2:Sheet1.E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4pt" svg:height="255.23pt" svg:x="976.62pt" svg:y="256.73pt">
            <loext:p draw:notify-on-update-of-ranges="Sheet1.D2:Sheet1.D31 Sheet1.E1:Sheet1.E1 Sheet1.E2:Sheet1.E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mmune Percent</text:p>
          </table:table-cell>
          <table:table-cell office:value-type="string" calcext:value-type="string">
            <text:p>Percent Started Sick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Contagious</text:p>
          </table:table-cell>
          <table:table-cell office:value-type="string" calcext:value-type="string">
            <text:p>Percent Protecte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20:38:45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2:51:39.020000000</meta:creation-date>
    <dc:date>2017-07-26T21:15:23.160000000</dc:date>
    <meta:editing-duration>PT1H18M33S</meta:editing-duration>
    <meta:editing-cycles>4</meta:editing-cycles>
    <meta:generator>LibreOffice/5.3.4.2$Windows_X86_64 LibreOffice_project/f82d347ccc0be322489bf7da61d7e4ad13fe2ff3</meta:generator>
    <meta:document-statistic meta:table-count="1" meta:cell-count="1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scatter" chart:style-name="ch1">
        <chart:title svg:x="4.445cm" svg:y="0.315cm" chart:style-name="ch2">
          <text:p>Immune Percent/Percent Protected</text:p>
        </chart:title>
        <chart:legend chart:legend-position="end" svg:x="12.484cm" svg:y="4.229cm" style:legend-expansion="high" chart:style-name="ch3"/>
        <chart:plot-area chart:style-name="ch4" table:cell-range-address="Sheet1.A2:Sheet1.A31 Sheet1.E1:Sheet1.E31" chart:data-source-has-labels="row" svg:x="1.279cm" svg:y="1.248cm" svg:width="10.885cm" svg:height="6.648cm">
          <chartooo:coordinate-region svg:x="1.9cm" svg:y="1.421cm" svg:width="9.811cm" svg:height="5.881cm"/>
          <chart:axis chart:dimension="x" chart:name="primary-x" chart:style-name="ch5">
            <chart:title svg:x="6.082cm" svg:y="8.076cm" chart:style-name="ch6">
              <text:p>Immune</text:p>
            </chart:title>
          </chart:axis>
          <chart:axis chart:dimension="y" chart:name="primary-y" chart:style-name="ch5">
            <chart:title svg:x="0.451cm" svg:y="5.317cm" chart:style-name="ch7">
              <text:p>Protected</text:p>
            </chart:title>
            <chart:grid chart:style-name="ch8" chart:class="major"/>
          </chart:axis>
          <chart:series chart:style-name="ch9" chart:values-cell-range-address="Sheet1.E2:Sheet1.E31" chart:label-cell-address="Sheet1.E1:Sheet1.E1" chart:class="chart:scatter">
            <chart:domain table:cell-range-address="Sheet1.A2:Sheet1.A31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cent Protect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">
                <text:p>87</text:p>
                <draw:g>
                  <svg:desc>Sheet1.A2:Sheet1.A31</svg:desc>
                </draw:g>
              </table:table-cell>
              <table:table-cell office:value-type="float" office:value="2">
                <text:p>2</text:p>
                <draw:g>
                  <svg:desc>Sheet1.E2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">
                <text:p>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">
                <text:p>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">
                <text:p>9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scatter" chart:style-name="ch1">
        <chart:title svg:x="4.803cm" svg:y="0.315cm" chart:style-name="ch2">
          <text:p>Sick Percent/Percent Protected</text:p>
        </chart:title>
        <chart:legend chart:legend-position="end" svg:x="12.484cm" svg:y="4.229cm" style:legend-expansion="high" chart:style-name="ch3"/>
        <chart:plot-area chart:style-name="ch4" table:cell-range-address="Sheet1.B2:Sheet1.B31 Sheet1.E1:Sheet1.E31" chart:data-source-has-labels="row" svg:x="1.279cm" svg:y="1.248cm" svg:width="10.885cm" svg:height="6.648cm">
          <chartooo:coordinate-region svg:x="1.9cm" svg:y="1.421cm" svg:width="9.891cm" svg:height="5.881cm"/>
          <chart:axis chart:dimension="x" chart:name="primary-x" chart:style-name="ch5">
            <chart:title svg:x="6.359cm" svg:y="8.076cm" chart:style-name="ch6">
              <text:p>Sick</text:p>
            </chart:title>
            <chart:grid chart:style-name="ch7" chart:class="major"/>
          </chart:axis>
          <chart:axis chart:dimension="y" chart:name="primary-y" chart:style-name="ch5">
            <chart:title svg:x="0.451cm" svg:y="5.317cm" chart:style-name="ch8">
              <text:p>Protected</text:p>
            </chart:title>
            <chart:grid chart:style-name="ch7" chart:class="major"/>
          </chart:axis>
          <chart:series chart:style-name="ch9" chart:values-cell-range-address="Sheet1.E2:Sheet1.E31" chart:label-cell-address="Sheet1.E1:Sheet1.E1" chart:class="chart:scatter">
            <chart:domain table:cell-range-address="Sheet1.B2:Sheet1.B31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ercent Protect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1</svg:desc>
                </draw:g>
              </table:table-cell>
              <table:table-cell office:value-type="float" office:value="2">
                <text:p>2</text:p>
                <draw:g>
                  <svg:desc>Sheet1.E2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scatter" chart:style-name="ch1">
        <chart:title svg:x="5.252cm" svg:y="0.315cm" chart:style-name="ch2">
          <text:p>Severity/Percent Protected</text:p>
        </chart:title>
        <chart:legend chart:legend-position="end" svg:x="12.484cm" svg:y="4.229cm" style:legend-expansion="high" chart:style-name="ch3"/>
        <chart:plot-area chart:style-name="ch4" table:cell-range-address="Sheet1.C2:Sheet1.C31 Sheet1.E1:Sheet1.E31" chart:data-source-has-labels="row" svg:x="1.279cm" svg:y="1.248cm" svg:width="10.885cm" svg:height="6.648cm">
          <chartooo:coordinate-region svg:x="1.9cm" svg:y="1.421cm" svg:width="9.891cm" svg:height="5.881cm"/>
          <chart:axis chart:dimension="x" chart:name="primary-x" chart:style-name="ch5">
            <chart:title svg:x="6.082cm" svg:y="8.076cm" chart:style-name="ch6">
              <text:p>Severity</text:p>
            </chart:title>
          </chart:axis>
          <chart:axis chart:dimension="y" chart:name="primary-y" chart:style-name="ch5">
            <chart:title svg:x="0.451cm" svg:y="5.317cm" chart:style-name="ch7">
              <text:p>Protected</text:p>
            </chart:title>
            <chart:grid chart:style-name="ch8" chart:class="major"/>
          </chart:axis>
          <chart:series chart:style-name="ch9" chart:values-cell-range-address="Sheet1.E2:Sheet1.E31" chart:label-cell-address="Sheet1.E1:Sheet1.E1" chart:class="chart:scatter">
            <chart:domain table:cell-range-address="Sheet1.C2:Sheet1.C31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rcent Protect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2:Sheet1.C31</svg:desc>
                </draw:g>
              </table:table-cell>
              <table:table-cell office:value-type="float" office:value="2">
                <text:p>2</text:p>
                <draw:g>
                  <svg:desc>Sheet1.E2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scatter" chart:style-name="ch1">
        <chart:title svg:x="4.961cm" svg:y="0.315cm" chart:style-name="ch2">
          <text:p>Contagious/Percent Protected</text:p>
        </chart:title>
        <chart:legend chart:legend-position="end" svg:x="12.484cm" svg:y="4.229cm" style:legend-expansion="high" chart:style-name="ch3"/>
        <chart:plot-area chart:style-name="ch4" table:cell-range-address="Sheet1.D2:Sheet1.E31 Sheet1.E1:Sheet1.E1" chart:data-source-has-labels="row" svg:x="1.279cm" svg:y="1.248cm" svg:width="10.885cm" svg:height="6.648cm">
          <chartooo:coordinate-region svg:x="1.9cm" svg:y="1.421cm" svg:width="9.891cm" svg:height="5.881cm"/>
          <chart:axis chart:dimension="x" chart:name="primary-x" chart:style-name="ch5">
            <chart:title svg:x="5.83cm" svg:y="8.076cm" chart:style-name="ch6">
              <text:p>Contagious</text:p>
            </chart:title>
          </chart:axis>
          <chart:axis chart:dimension="y" chart:name="primary-y" chart:style-name="ch5">
            <chart:title svg:x="0.451cm" svg:y="5.317cm" chart:style-name="ch7">
              <text:p>Protected</text:p>
            </chart:title>
            <chart:grid chart:style-name="ch8" chart:class="major"/>
          </chart:axis>
          <chart:series chart:style-name="ch9" chart:values-cell-range-address="Sheet1.E2:Sheet1.E31" chart:label-cell-address="Sheet1.E1:Sheet1.E1" chart:class="chart:scatter">
            <chart:domain table:cell-range-address="Sheet1.D2:Sheet1.D31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ercent Protect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D2:Sheet1.D31</svg:desc>
                </draw:g>
              </table:table-cell>
              <table:table-cell office:value-type="float" office:value="2">
                <text:p>2</text:p>
                <draw:g>
                  <svg:desc>Sheet1.E2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